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style:vertical-align="auto" fo:margin-top="0.0694in" fo:margin-bottom="0.0694in"/>
      <style:text-properties fo:hyphenate="true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Cambria" style:font-name-asian="Times New Roman" style:font-name-complex="Cambria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4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P5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P7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10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14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17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22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25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P29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color="#31849B" style:letter-kerning="false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P36" style:parent-style-name="Обычныйвеб" style:family="paragraph">
      <style:paragraph-properties fo:margin-left="0.25in">
        <style:tab-stops/>
      </style:paragraph-properties>
    </style:style>
    <style:style style:name="P37" style:parent-style-name="Обычныйвеб" style:family="paragraph">
      <style:paragraph-properties fo:margin-left="0.2958in">
        <style:tab-stops/>
      </style:paragraph-properties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style:font-name="Consolas" style:font-name-complex="Consolas" fo:color="#2F6F9F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fo:font-style="italic" style:font-style-asian="italic" fo:color="#31849B" fo:language="en" fo:country="US"/>
    </style:style>
    <style:style style:name="T43" style:parent-style-name="Основнойшрифтабзаца" style:family="text">
      <style:text-properties fo:font-style="italic" style:font-style-asian="italic" fo:color="#31849B"/>
    </style:style>
    <style:style style:name="T44" style:parent-style-name="Основнойшрифтабзаца" style:family="text">
      <style:text-properties fo:font-style="italic" style:font-style-asian="italic" fo:color="#31849B" fo:language="en" fo:country="US"/>
    </style:style>
    <style:style style:name="T45" style:parent-style-name="Основнойшрифтабзаца" style:family="text">
      <style:text-properties fo:font-style="italic" style:font-style-asian="italic" fo:color="#31849B"/>
    </style:style>
    <style:style style:name="T46" style:parent-style-name="Основнойшрифтабзаца" style:family="text">
      <style:text-properties fo:font-style="italic" style:font-style-asian="italic" fo:color="#31849B" fo:language="en" fo:country="US"/>
    </style:style>
    <style:style style:name="P47" style:parent-style-name="Обычныйвеб" style:family="paragraph">
      <style:paragraph-properties fo:margin-left="0.2958in">
        <style:tab-stops/>
      </style:paragraph-properties>
      <style:text-properties fo:language="en" fo:country="US"/>
    </style:style>
    <style:style style:name="P48" style:parent-style-name="Обычныйвеб" style:family="paragraph">
      <style:paragraph-properties fo:margin-left="0.2958in">
        <style:tab-stops/>
      </style:paragraph-properties>
    </style:style>
    <style:style style:name="P49" style:parent-style-name="Обычныйвеб" style:family="paragraph">
      <style:paragraph-properties fo:margin-left="0.2958in">
        <style:tab-stops/>
      </style:paragraph-properties>
    </style:style>
    <style:style style:name="T50" style:parent-style-name="Основнойшрифтабзаца" style:family="text">
      <style:text-properties fo:color="#C0504D"/>
    </style:style>
    <style:style style:name="T51" style:parent-style-name="Основнойшрифтабзаца" style:family="text">
      <style:text-properties fo:color="#C0504D"/>
    </style:style>
    <style:style style:name="T52" style:parent-style-name="Основнойшрифтабзаца" style:family="text">
      <style:text-properties fo:color="#C0504D"/>
    </style:style>
    <style:style style:name="T53" style:parent-style-name="Основнойшрифтабзаца" style:family="text">
      <style:text-properties fo:color="#C0504D"/>
    </style:style>
    <style:style style:name="T54" style:parent-style-name="Основнойшрифтабзаца" style:family="text">
      <style:text-properties fo:color="#C0504D"/>
    </style:style>
    <style:style style:name="T55" style:parent-style-name="Основнойшрифтабзаца" style:family="text">
      <style:text-properties fo:color="#C0504D"/>
    </style:style>
    <style:style style:name="T56" style:parent-style-name="Основнойшрифтабзаца" style:family="text">
      <style:text-properties fo:color="#C0504D"/>
    </style:style>
    <style:style style:name="T57" style:parent-style-name="Основнойшрифтабзаца" style:family="text">
      <style:text-properties fo:color="#C0504D"/>
    </style:style>
    <style:style style:name="T58" style:parent-style-name="Основнойшрифтабзаца" style:family="text">
      <style:text-properties fo:color="#C0504D"/>
    </style:style>
    <style:style style:name="T59" style:parent-style-name="Основнойшрифтабзаца" style:family="text">
      <style:text-properties fo:color="#C0504D" fo:language="en" fo:country="US"/>
    </style:style>
    <style:style style:name="T60" style:parent-style-name="Основнойшрифтабзаца" style:family="text">
      <style:text-properties fo:color="#C0504D"/>
    </style:style>
    <style:style style:name="T61" style:parent-style-name="Основнойшрифтабзаца" style:family="text">
      <style:text-properties fo:color="#C0504D" fo:language="en" fo:country="US"/>
    </style:style>
    <style:style style:name="T62" style:parent-style-name="Основнойшрифтабзаца" style:family="text">
      <style:text-properties fo:color="#C0504D"/>
    </style:style>
    <style:style style:name="T63" style:parent-style-name="Основнойшрифтабзаца" style:family="text">
      <style:text-properties style:font-name="Wingdings" style:font-name-asian="Wingdings" style:font-name-complex="Wingdings" fo:color="#C0504D"/>
    </style:style>
    <style:style style:name="P64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6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73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7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2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8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05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7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1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23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5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36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nsolas" style:font-name-asian="Times New Roman" style:font-name-complex="Consolas" fo:color="#9CDCF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Consolas" fo:color="#CE917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8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49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153" style:parent-style-name="Обычный" style:family="paragraph">
      <style:paragraph-properties style:vertical-align="auto" style:line-height-at-least="0.1652in" fo:background-color="#1E1E1E"/>
      <style:text-properties fo:hyphenate="true"/>
    </style:style>
    <style:style style:name="T154" style:parent-style-name="Основнойшрифтабзаца" style:family="text">
      <style:text-properties style:font-name="Consolas" style:font-name-asian="Times New Roman" style:font-name-complex="Consolas" fo:color="#D4D4D4" style:letter-kerning="false" fo:font-size="9pt" style:font-size-asian="9pt" style:font-size-complex="9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Consolas" fo:color="#569CD6" style:letter-kerning="false" fo:font-size="9pt" style:font-size-asian="9pt" style:font-size-complex="9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Consolas" fo:color="#808080" style:letter-kerning="false" fo:font-size="9pt" style:font-size-asian="9pt" style:font-size-complex="9pt" style:language-asian="ru" style:country-asian="RU" style:language-complex="ar" style:country-complex="SA"/>
    </style:style>
    <style:style style:name="P158" style:parent-style-name="Обычныйвеб" style:family="paragraph">
      <style:paragraph-properties fo:margin-left="0.2958in">
        <style:tab-stops/>
      </style:paragraph-properties>
      <style:text-properties style:font-name="Courier New" style:font-name-complex="Courier New" fo:font-style="italic" style:font-style-asian="italic" fo:color="#31849B"/>
    </style:style>
    <style:style style:name="P159" style:parent-style-name="Обычныйвеб" style:family="paragraph">
      <style:paragraph-properties fo:margin-left="0.25in">
        <style:tab-stops/>
      </style:paragraph-properties>
    </style:style>
    <style:style style:name="T160" style:parent-style-name="Основнойшрифтабзаца" style:family="text">
      <style:text-properties fo:font-style="italic" style:font-style-asian="italic" fo:color="#31849B"/>
    </style:style>
    <style:style style:name="T161" style:parent-style-name="Основнойшрифтабзаца" style:family="text">
      <style:text-properties fo:font-style="italic" style:font-style-asian="italic" fo:color="#31849B"/>
    </style:style>
    <style:style style:name="T162" style:parent-style-name="Основнойшрифтабзаца" style:family="text">
      <style:text-properties fo:font-style="italic" style:font-style-asian="italic" fo:color="#31849B"/>
    </style:style>
    <style:style style:name="T163" style:parent-style-name="Основнойшрифтабзаца" style:family="text">
      <style:text-properties fo:font-style="italic" style:font-style-asian="italic" fo:color="#31849B"/>
    </style:style>
    <style:style style:name="T164" style:parent-style-name="Основнойшрифтабзаца" style:family="text">
      <style:text-properties fo:font-style="italic" style:font-style-asian="italic" fo:color="#31849B"/>
    </style:style>
    <style:style style:name="T165" style:parent-style-name="Основнойшрифтабзаца" style:family="text">
      <style:text-properties fo:font-style="italic" style:font-style-asian="italic" fo:color="#31849B"/>
    </style:style>
    <style:style style:name="T166" style:parent-style-name="Основнойшрифтабзаца" style:family="text">
      <style:text-properties fo:font-style="italic" style:font-style-asian="italic" fo:color="#31849B"/>
    </style:style>
    <style:style style:name="T167" style:parent-style-name="Основнойшрифтабзаца" style:family="text">
      <style:text-properties fo:font-style="italic" style:font-style-asian="italic" fo:color="#31849B"/>
    </style:style>
    <style:style style:name="T168" style:parent-style-name="Основнойшрифтабзаца" style:family="text">
      <style:text-properties fo:font-style="italic" style:font-style-asian="italic" fo:color="#31849B"/>
    </style:style>
    <style:style style:name="T169" style:parent-style-name="Основнойшрифтабзаца" style:family="text">
      <style:text-properties fo:font-style="italic" style:font-style-asian="italic" fo:color="#31849B"/>
    </style:style>
    <style:style style:name="T170" style:parent-style-name="Основнойшрифтабзаца" style:family="text">
      <style:text-properties fo:font-style="italic" style:font-style-asian="italic" fo:color="#31849B"/>
    </style:style>
    <style:style style:name="P1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 fo:hyphenate="true"/>
    </style:style>
    <style:style style:name="P1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 fo:hyphenate="true"/>
    </style:style>
    <style:style style:name="P173" style:parent-style-name="Обычныйвеб" style:family="paragraph">
      <style:paragraph-properties fo:margin-left="0.25in">
        <style:tab-stops/>
      </style:paragraph-properties>
    </style:style>
    <style:style style:name="T174" style:parent-style-name="Основнойшрифтабзаца" style:family="text">
      <style:text-properties style:font-name="Segoe UI" style:font-name-complex="Segoe UI" fo:color="#212529" fo:font-size="10pt" style:font-size-asian="10pt" style:font-size-complex="10pt" fo:background-color="#FFFFFF"/>
    </style:style>
    <style:style style:name="P175" style:parent-style-name="Обычныйвеб" style:family="paragraph">
      <style:paragraph-properties fo:margin-left="0.25in">
        <style:tab-stops/>
      </style:paragraph-properties>
    </style:style>
    <style:style style:name="T176" style:parent-style-name="Основнойшрифтабзаца" style:family="text">
      <style:text-properties fo:font-style="italic" style:font-style-asian="italic" fo:color="#31849B"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" style:parent-style-name="Основнойшрифтабзаца" style:family="text">
      <style:text-properties style:font-name="Times New Roman" style:font-name-complex="Times New Roman" fo:font-style="italic" style:font-style-asian="italic" fo:color="#31849B" fo:font-size="12pt" style:font-size-asian="12pt" style:font-size-complex="12pt"/>
    </style:style>
    <style:style style:name="T182" style:parent-style-name="Основнойшрифтабзаца" style:family="text">
      <style:text-properties style:font-name="Times New Roman" style:font-name-complex="Times New Roman" fo:font-style="italic" style:font-style-asian="italic" fo:color="#31849B" fo:font-size="12pt" style:font-size-asian="12pt" style:font-size-complex="12pt"/>
    </style:style>
    <style:style style:name="P183" style:parent-style-name="СтандартныйHTML" style:family="paragraph">
      <style:text-properties style:font-name="Times New Roman" style:font-name-complex="Times New Roman" fo:font-style="italic" style:font-style-asian="italic" fo:color="#31849B" fo:font-size="12pt" style:font-size-asian="12pt" style:font-size-complex="12pt" fo:language="en" fo:country="US"/>
    </style:style>
    <style:style style:name="P1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P1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P1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P1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31849B" style:letter-kerning="false" fo:language="en" fo:country="US" style:language-asian="ru" style:country-asian="RU" style:language-complex="ar" style:country-complex="SA"/>
    </style:style>
    <style:style style:name="P2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tyle="italic" style:font-style-asian="italic" fo:color="#31849B" style:letter-kerning="false" style:language-asian="ru" style:country-asian="RU" style:language-complex="ar" style:country-complex="SA" fo:hyphenate="true"/>
    </style:style>
    <style:style style:name="P203" style:parent-style-name="Обычныйвеб" style:family="paragraph">
      <style:paragraph-properties fo:margin-left="0.25in">
        <style:tab-stops/>
      </style:paragraph-properties>
    </style:style>
    <style:style style:name="P204" style:parent-style-name="Обычныйвеб" style:family="paragraph">
      <style:paragraph-properties fo:margin-left="0.25in">
        <style:tab-stops/>
      </style:paragraph-properties>
    </style:style>
    <style:style style:name="P205" style:parent-style-name="Обычныйвеб" style:family="paragraph">
      <style:paragraph-properties fo:margin-left="0.25in">
        <style:tab-stops/>
      </style:paragraph-properties>
    </style:style>
    <style:style style:name="T206" style:parent-style-name="Основнойшрифтабзаца" style:family="text">
      <style:text-properties fo:font-style="italic" style:font-style-asian="italic" fo:color="#31849B"/>
    </style:style>
    <style:style style:name="P207" style:parent-style-name="Обычныйвеб" style:family="paragraph">
      <style:paragraph-properties fo:margin-left="0.25in">
        <style:tab-stops/>
      </style:paragraph-properties>
    </style:style>
    <style:style style:name="P208" style:parent-style-name="Обычныйвеб" style:family="paragraph">
      <style:paragraph-properties fo:margin-left="0.25in">
        <style:tab-stops/>
      </style:paragraph-properties>
    </style:style>
    <style:style style:name="T209" style:parent-style-name="Основнойшрифтабзаца" style:family="text">
      <style:text-properties fo:font-style="italic" style:font-style-asian="italic" fo:color="#31849B"/>
    </style:style>
    <style:style style:name="T210" style:parent-style-name="Основнойшрифтабзаца" style:family="text">
      <style:text-properties fo:font-style="italic" style:font-style-asian="italic" fo:color="#31849B" fo:language="en" fo:country="US"/>
    </style:style>
    <style:style style:name="T211" style:parent-style-name="Основнойшрифтабзаца" style:family="text">
      <style:text-properties fo:font-style="italic" style:font-style-asian="italic" fo:color="#31849B"/>
    </style:style>
    <style:style style:name="T212" style:parent-style-name="Основнойшрифтабзаца" style:family="text">
      <style:text-properties fo:font-style="italic" style:font-style-asian="italic" fo:color="#31849B" fo:language="en" fo:country="US"/>
    </style:style>
    <style:style style:name="T213" style:parent-style-name="Основнойшрифтабзаца" style:family="text">
      <style:text-properties fo:font-style="italic" style:font-style-asian="italic" fo:color="#31849B"/>
    </style:style>
    <style:style style:name="T214" style:parent-style-name="Основнойшрифтабзаца" style:family="text">
      <style:text-properties fo:font-style="italic" style:font-style-asian="italic" fo:color="#31849B" fo:language="en" fo:country="US"/>
    </style:style>
    <style:style style:name="T215" style:parent-style-name="Основнойшрифтабзаца" style:family="text">
      <style:text-properties fo:font-style="italic" style:font-style-asian="italic" fo:color="#31849B"/>
    </style:style>
    <style:style style:name="T216" style:parent-style-name="Основнойшрифтабзаца" style:family="text">
      <style:text-properties fo:font-style="italic" style:font-style-asian="italic" fo:color="#31849B"/>
    </style:style>
    <style:style style:name="T217" style:parent-style-name="Основнойшрифтабзаца" style:family="text">
      <style:text-properties fo:font-style="italic" style:font-style-asian="italic" fo:color="#31849B" fo:language="en" fo:country="US"/>
    </style:style>
    <style:style style:name="P218" style:parent-style-name="Обычныйвеб" style:family="paragraph">
      <style:paragraph-properties fo:margin-left="0.25in">
        <style:tab-stops/>
      </style:paragraph-properties>
    </style:style>
    <style:style style:name="P219" style:parent-style-name="Обычныйвеб" style:family="paragraph">
      <style:paragraph-properties fo:margin-left="0.25in">
        <style:tab-stops/>
      </style:paragraph-properties>
      <style:text-properties fo:font-style="italic" style:font-style-asian="italic" fo:color="#31849B" fo:language="en" fo:country="US"/>
    </style:style>
    <style:style style:name="P220" style:parent-style-name="Обычныйвеб" style:family="paragraph">
      <style:paragraph-properties fo:margin-left="0.25in">
        <style:tab-stops/>
      </style:paragraph-properties>
    </style:style>
    <style:style style:name="T221" style:parent-style-name="Основнойшрифтабзаца" style:family="text">
      <style:text-properties fo:font-style="italic" style:font-style-asian="italic" fo:color="#31849B" fo:language="en" fo:country="US"/>
    </style:style>
    <style:style style:name="P222" style:parent-style-name="Обычныйвеб" style:family="paragraph">
      <style:paragraph-properties fo:margin-left="0.25in">
        <style:tab-stops/>
      </style:paragraph-properties>
    </style:style>
    <style:style style:name="T223" style:parent-style-name="Основнойшрифтабзаца" style:family="text">
      <style:text-properties fo:font-style="italic" style:font-style-asian="italic" fo:color="#31849B" fo:language="en" fo:country="US"/>
    </style:style>
    <style:style style:name="P224" style:parent-style-name="Обычныйвеб" style:family="paragraph">
      <style:paragraph-properties fo:margin-left="0.25in">
        <style:tab-stops/>
      </style:paragraph-properties>
      <style:text-properties fo:font-style="italic" style:font-style-asian="italic" fo:color="#31849B" fo:language="en" fo:country="US"/>
    </style:style>
    <style:style style:name="P225" style:parent-style-name="Обычныйвеб" style:family="paragraph">
      <style:paragraph-properties fo:margin-left="0.25in">
        <style:tab-stops/>
      </style:paragraph-properties>
      <style:text-properties fo:font-style="italic" style:font-style-asian="italic" fo:color="#31849B" fo:language="en" fo:country="US"/>
    </style:style>
    <style:style style:name="P226" style:parent-style-name="Обычныйвеб" style:family="paragraph">
      <style:paragraph-properties fo:margin-left="0.25in">
        <style:tab-stops/>
      </style:paragraph-properties>
      <style:text-properties fo:font-style="italic" style:font-style-asian="italic" fo:color="#31849B" fo:language="en" fo:country="US"/>
    </style:style>
    <style:style style:name="P227" style:parent-style-name="Обычныйвеб" style:family="paragraph">
      <style:paragraph-properties fo:margin-left="0.25in">
        <style:tab-stops/>
      </style:paragraph-properties>
      <style:text-properties fo:language="en" fo:country="US"/>
    </style:style>
    <style:style style:name="P228" style:parent-style-name="Обычныйвеб" style:family="paragraph">
      <style:paragraph-properties fo:margin-left="0.25in">
        <style:tab-stops/>
      </style:paragraph-properties>
    </style:style>
    <style:style style:name="P229" style:parent-style-name="Обычныйвеб" style:family="paragraph">
      <style:paragraph-properties fo:margin-left="0.25in">
        <style:tab-stops/>
      </style:paragraph-properties>
      <style:text-properties fo:language="en" fo:country="US"/>
    </style:style>
    <style:style style:name="P230" style:parent-style-name="Обычныйвеб" style:family="paragraph">
      <style:paragraph-properties fo:margin-left="0.25in">
        <style:tab-stops/>
      </style:paragraph-properties>
    </style:style>
    <style:style style:name="T231" style:parent-style-name="Основнойшрифтабзаца" style:family="text">
      <style:text-properties fo:font-style="italic" style:font-style-asian="italic" fo:color="#31849B"/>
    </style:style>
    <style:style style:name="T232" style:parent-style-name="Основнойшрифтабзаца" style:family="text">
      <style:text-properties fo:font-style="italic" style:font-style-asian="italic" fo:color="#31849B"/>
    </style:style>
    <style:style style:name="T233" style:parent-style-name="Основнойшрифтабзаца" style:family="text">
      <style:text-properties fo:font-style="italic" style:font-style-asian="italic" fo:color="#31849B"/>
    </style:style>
    <style:style style:name="T234" style:parent-style-name="Основнойшрифтабзаца" style:family="text">
      <style:text-properties fo:font-style="italic" style:font-style-asian="italic" fo:color="#31849B"/>
    </style:style>
    <style:style style:name="T235" style:parent-style-name="Основнойшрифтабзаца" style:family="text">
      <style:text-properties fo:font-style="italic" style:font-style-asian="italic" fo:color="#31849B"/>
    </style:style>
    <style:style style:name="T236" style:parent-style-name="Основнойшрифтабзаца" style:family="text">
      <style:text-properties fo:font-style="italic" style:font-style-asian="italic" fo:color="#31849B"/>
    </style:style>
    <style:style style:name="T237" style:parent-style-name="Основнойшрифтабзаца" style:family="text">
      <style:text-properties fo:font-style="italic" style:font-style-asian="italic" fo:color="#31849B"/>
    </style:style>
    <style:style style:name="T238" style:parent-style-name="Основнойшрифтабзаца" style:family="text">
      <style:text-properties fo:font-style="italic" style:font-style-asian="italic" fo:color="#31849B"/>
    </style:style>
    <style:style style:name="T239" style:parent-style-name="Основнойшрифтабзаца" style:family="text">
      <style:text-properties fo:font-style="italic" style:font-style-asian="italic" fo:color="#31849B"/>
    </style:style>
    <style:style style:name="P240" style:parent-style-name="Обычныйвеб" style:family="paragraph">
      <style:paragraph-properties fo:margin-left="0.2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style:font-name="Consolas" style:font-name-complex="Consolas" fo:color="#2F6F9F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fo:font-style="italic" style:font-style-asian="italic" fo:color="#31849B" fo:language="en" fo:country="US"/>
    </style:style>
    <style:style style:name="T244" style:parent-style-name="Основнойшрифтабзаца" style:family="text">
      <style:text-properties fo:font-style="italic" style:font-style-asian="italic" fo:color="#31849B" fo:language="en" fo:country="US"/>
    </style:style>
    <style:style style:name="T245" style:parent-style-name="Основнойшрифтабзаца" style:family="text">
      <style:text-properties fo:font-style="italic" style:font-style-asian="italic" fo:color="#31849B" fo:language="en" fo:country="US"/>
    </style:style>
    <style:style style:name="T246" style:parent-style-name="Основнойшрифтабзаца" style:family="text">
      <style:text-properties fo:font-style="italic" style:font-style-asian="italic" fo:color="#31849B" fo:language="en" fo:country="US"/>
    </style:style>
    <style:style style:name="P247" style:parent-style-name="Обычныйвеб" style:family="paragraph">
      <style:paragraph-properties fo:margin-left="0.25in">
        <style:tab-stops/>
      </style:paragraph-properties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font-style="italic" style:font-style-asian="italic" fo:color="#31849B"/>
    </style:style>
    <style:style style:name="T256" style:parent-style-name="Основнойшрифтабзаца" style:family="text">
      <style:text-properties fo:font-style="italic" style:font-style-asian="italic" fo:color="#31849B"/>
    </style:style>
    <style:style style:name="T257" style:parent-style-name="Основнойшрифтабзаца" style:family="text">
      <style:text-properties fo:font-style="italic" style:font-style-asian="italic" fo:color="#31849B"/>
    </style:style>
    <style:style style:name="T258" style:parent-style-name="Основнойшрифтабзаца" style:family="text">
      <style:text-properties fo:font-style="italic" style:font-style-asian="italic" fo:color="#31849B"/>
    </style:style>
    <style:style style:name="T259" style:parent-style-name="Основнойшрифтабзаца" style:family="text">
      <style:text-properties fo:font-style="italic" style:font-style-asian="italic" fo:color="#31849B"/>
    </style:style>
    <style:style style:name="T260" style:parent-style-name="Основнойшрифтабзаца" style:family="text">
      <style:text-properties fo:font-style="italic" style:font-style-asian="italic" fo:color="#31849B"/>
    </style:style>
  </office:automatic-styles>
  <office:body>
    <office:text text:use-soft-page-breaks="true">
      <text:p text:style-name="P1"><text:span text:style-name="T2">Вопросы<text:s/></text:span><text:span text:style-name="T3">💎</text:span></text:p>
      <text:p text:style-name="P4">1.Какие основные преимущества Bootstrap?</text:p>
      <text:list text:style-name="LFO2" text:continue-numbering="true">
        <text:list-item>
          <text:p text:style-name="P5"><text:span text:style-name="T6">высокая скорость</text:span></text:p>
        </text:list-item>
        <text:list-item>
          <text:p text:style-name="P7"><text:span text:style-name="T8">кроссбраузерность и кроссплатформенность</text:span><text:span text:style-name="T9"> </text:span></text:p>
        </text:list-item>
        <text:list-item>
          <text:p text:style-name="P10"><text:span text:style-name="T11">наличие большого количество готовых хорошо продуманныхи протестированных компо</text:span><text:span text:style-name="T12">нентов</text:span><text:span text:style-name="T13">;</text:span></text:p>
        </text:list-item>
        <text:list-item>
          <text:p text:style-name="P14"><text:span text:style-name="T15">возможность настройки под свой проект</text:span><text:span text:style-name="T16">;</text:span></text:p>
        </text:list-item>
        <text:list-item>
          <text:p text:style-name="P17"><text:span text:style-name="T18">низкий порог</text:span><text:span text:style-name="T19"><text:s/></text:span><text:span text:style-name="T20">вхождения</text:span><text:span text:style-name="T21">;</text:span></text:p>
        </text:list-item>
        <text:list-item>
          <text:p text:style-name="P22"><text:span text:style-name="T23">наличие хорошо продуманного дизайна компонентов и согласованности</text:span><text:span text:style-name="T24">;</text:span></text:p>
        </text:list-item>
        <text:list-item>
          <text:p text:style-name="P25"><text:span text:style-name="T26">наличие огромного сообщества, большого количества статей, рецептов и виде</text:span><text:span text:style-name="T27">о</text:span><text:span text:style-name="T28">материалов</text:span></text:p>
        </text:list-item>
        <text:list-item>
          <text:p text:style-name="P29"><text:span text:style-name="T30">это </text:span><text:span text:style-name="T31">проект с открытым исходным к</text:span><text:span text:style-name="T32">одом</text:span><text:span text:style-name="T33">, поэтому его можно использовать бе</text:span><text:span text:style-name="T34">с</text:span><text:span text:style-name="T35">платно как в личных, так и в коммерческих проектах.</text:span></text:p>
        </text:list-item>
      </text:list>
      <text:p text:style-name="P36"/>
      <text:p text:style-name="P37">2.Как сделать желтую кнопку с помощью<text:s/><text:span text:style-name="T38">Bootstrap?</text:span><text:span text:style-name="T39"><text:line-break/></text:span><text:span text:style-name="T40"><text:line-break/></text:span><text:span text:style-name="T41">&lt;</text:span><text:span text:style-name="T42">button type="button" class="btn btn-warning"&gt;</text:span><text:span text:style-name="T43">Желтая</text:span><text:span text:style-name="T44"><text:s/></text:span><text:span text:style-name="T45">кнопка</text:span><text:span text:style-name="T46">&lt;/button&gt;</text:span></text:p>
      <text:p text:style-name="P47"><text:line-break/></text:p>
      <text:p text:style-name="P48">3.<text:s/>Каким кодом можно сделать такую сетку?</text:p>
      <text:p text:style-name="P49"><text:span text:style-name="T50">У меня не получился этот пример, но я хотела бы знать</text:span><text:span text:style-name="T51">,</text:span><text:span text:style-name="T52"><text:s/>как правильно его сделать. А еще<text:s/></text:span><text:span text:style-name="T53">я прописывала<text:s/></text:span><text:span text:style-name="T54">бордеры</text:span><text:span text:style-name="T55"><text:s/>и они</text:span><text:span text:style-name="T56"><text:s/>показали что отступов между колонками у меня поч</text:span><text:span text:style-name="T57">е</text:span><text:span text:style-name="T58">му-то нет, поэтому<text:s/></text:span><text:span text:style-name="T59">background</text:span><text:span text:style-name="T60">-</text:span><text:span text:style-name="T61">color</text:span><text:span text:style-name="T62"><text:s/>давал общий цвет на всю таблицу, несмотря на то что я задавала его каждой колонке отдельно</text:span><text:span text:style-name="T63"></text:span></text:p>
      <text:p text:style-name="P64"><text:span text:style-name="T65">    </text:span><text:span text:style-name="T66">&lt;</text:span><text:span text:style-name="T67">div</text:span><text:span text:style-name="T68"> </text:span><text:span text:style-name="T69">class</text:span><text:span text:style-name="T70">=</text:span><text:span text:style-name="T71">"container"</text:span><text:span text:style-name="T72">&gt;</text:span></text:p>
      <text:p text:style-name="P73"><text:span text:style-name="T74">        </text:span><text:span text:style-name="T75">&lt;</text:span><text:span text:style-name="T76">div</text:span><text:span text:style-name="T77"> </text:span><text:span text:style-name="T78">class</text:span><text:span text:style-name="T79">=</text:span><text:span text:style-name="T80">"row"</text:span><text:span text:style-name="T81">&gt;</text:span></text:p>
      <text:p text:style-name="P82"><text:span text:style-name="T83">            </text:span><text:span text:style-name="T84">&lt;</text:span><text:span text:style-name="T85">div</text:span><text:span text:style-name="T86"> </text:span><text:span text:style-name="T87">class</text:span><text:span text:style-name="T88">=</text:span><text:span text:style-name="T89">"col-6"</text:span><text:span text:style-name="T90">&gt;</text:span><text:span text:style-name="T91">Gallery</text:span><text:span text:style-name="T92">&lt;/</text:span><text:span text:style-name="T93">div</text:span><text:span text:style-name="T94">&gt;</text:span></text:p>
      <text:p text:style-name="P95"><text:span text:style-name="T96">            </text:span><text:span text:style-name="T97">&lt;</text:span><text:span text:style-name="T98">div</text:span><text:span text:style-name="T99"> </text:span><text:span text:style-name="T100">class</text:span><text:span text:style-name="T101">=</text:span><text:span text:style-name="T102">"col-6"</text:span><text:span text:style-name="T103">&gt;</text:span></text:p>
      <text:p text:style-name="P104"><text:span text:style-name="T105">                </text:span><text:span text:style-name="T106">&lt;</text:span><text:span text:style-name="T107">div</text:span><text:span text:style-name="T108"> </text:span><text:span text:style-name="T109">class</text:span><text:span text:style-name="T110">=</text:span><text:span text:style-name="T111">"col"</text:span><text:span text:style-name="T112">&gt;</text:span><text:span text:style-name="T113">Title</text:span><text:span text:style-name="T114">&lt;/</text:span><text:span text:style-name="T115">div</text:span><text:span text:style-name="T116">&gt;</text:span></text:p>
      <text:p text:style-name="P117"><text:span text:style-name="T118">                Buy box</text:span><text:span text:style-name="T119">&lt;/</text:span><text:span text:style-name="T120">div</text:span><text:span text:style-name="T121">&gt;</text:span></text:p>
      <text:p text:style-name="P122"><text:span text:style-name="T123">            </text:span><text:span text:style-name="T124">&lt;</text:span><text:span text:style-name="T125">div</text:span><text:span text:style-name="T126"> </text:span><text:span text:style-name="T127">class</text:span><text:span text:style-name="T128">=</text:span><text:span text:style-name="T129">"col-12"</text:span><text:span text:style-name="T130">&gt;</text:span><text:span text:style-name="T131">Description</text:span><text:span text:style-name="T132">&lt;/</text:span><text:span text:style-name="T133">div</text:span><text:span text:style-name="T134">&gt;</text:span></text:p>
      <text:p text:style-name="P135"><text:span text:style-name="T136">            </text:span><text:span text:style-name="T137">&lt;</text:span><text:span text:style-name="T138">div</text:span><text:span text:style-name="T139"> </text:span><text:span text:style-name="T140">class</text:span><text:span text:style-name="T141">=</text:span><text:span text:style-name="T142">"col-12"</text:span><text:span text:style-name="T143">&gt;</text:span><text:span text:style-name="T144">Related</text:span><text:span text:style-name="T145">&lt;/</text:span><text:span text:style-name="T146">div</text:span><text:span text:style-name="T147">&gt;</text:span></text:p>
      <text:p text:style-name="P148"><text:span text:style-name="T149">        </text:span><text:span text:style-name="T150">&lt;/</text:span><text:span text:style-name="T151">div</text:span><text:span text:style-name="T152">&gt;</text:span></text:p>
      <text:p text:style-name="P153"><text:span text:style-name="T154">    </text:span><text:span text:style-name="T155">&lt;/</text:span><text:span text:style-name="T156">div</text:span><text:span text:style-name="T157">&gt;</text:span></text:p>
      <text:p text:style-name="P158"/>
      <text:p text:style-name="P159">4.<text:s/>Каким<text:s/>компонентом Bootstrap можно задать такой элемент?<text:line-break/><text:span text:style-name="T160"><text:line-break/></text:span><text:span text:style-name="T161">С помощью класса .progress  и внутреннего класса .progress-bar для индик</text:span><text:span text:style-name="T162">а</text:span><text:span text:style-name="T163">ции про</text:span><text:span text:style-name="T164">й</text:span><text:span text:style-name="T165">де</text:span><text:span text:style-name="T166">н</text:span><text:span text:style-name="T167">ного прогресса.</text:span><text:span text:style-name="T168"><text:line-break/></text:span><text:span text:style-name="T169"><text:line-break/></text:span><text:span text:style-name="T170">&lt;div class=»progress»&gt;</text:span></text:p>
      <text:p text:style-name="P171"><text:s text:c="2"/>&lt;div class=”progress-bar” role=”progressbar” style=”width: 25%;” aria-valuenow=”25” aria-valuemin=”0” aria-valuemax=”100”&gt;25%&lt;/div&gt;</text:p>
      <text:p text:style-name="P172">&lt;/div&gt;</text:p>
      <text:p text:style-name="P173"><text:span text:style-name="T174"><text:line-break/></text:span></text:p>
      <text:p text:style-name="P175">5.Как убрать поля между колонками?<text:line-break/><text:line-break/><text:span text:style-name="T176">&lt;div class="row no-gutters"&gt;&lt;/div&gt;</text:span><text:span text:style-name="T177"><text:line-break/></text:span></text:p>
      <text:p text:style-name="СтандартныйHTML"><text:span text:style-name="T178">6.</text:span><text:span text:style-name="T179">Как сделать навигацию на<text:s/></text:span><text:span text:style-name="T180">Bootstrap?</text:span><text:line-break/><text:line-break/><text:span text:style-name="T181">Например так:</text:span><text:span text:style-name="T182"><text:line-break/></text:span></text:p>
      <text:p text:style-name="P183"><text:s/>&lt;nav class="nav"&gt;</text:p>
      <text:p text:style-name="P184"><text:span text:style-name="T185"><text:s text:c="2"/>&lt;a class="nav-link active" href="#"&gt;</text:span><text:span text:style-name="T186">Активная</text:span><text:span text:style-name="T187"><text:s/></text:span><text:span text:style-name="T188">ссылка</text:span><text:span text:style-name="T189">&lt;/a&gt;</text:span></text:p>
      <text:p text:style-name="P190"><text:span text:style-name="T191"><text:s text:c="2"/>&lt;a class="nav-link" href="#"&gt;</text:span><text:span text:style-name="T192">Ссылка</text:span><text:span text:style-name="T193">&lt;/a&gt;</text:span></text:p>
      <text:p text:style-name="P194"><text:span text:style-name="T195"><text:s text:c="2"/>&lt;a class="nav-link" href="#"&gt;<text:s/></text:span><text:span text:style-name="T196">Ссылка</text:span><text:span text:style-name="T197"><text:s/>&lt;/a&gt;</text:span></text:p>
      <text:p text:style-name="P198"><text:span text:style-name="T199"><text:s text:c="2"/>&lt;a class="nav-link" href="#"&gt;<text:s/></text:span><text:span text:style-name="T200">Ссылка</text:span><text:span text:style-name="T201"><text:s/>&lt;/a&gt;</text:span></text:p>
      <text:p text:style-name="P202">&lt;/nav&gt;</text:p>
      <text:p text:style-name="P203"><text:line-break/></text:p>
      <text:p text:style-name="P204">7.Что такое колонка<text:s/><text:span text:style-name="Строгий">auto-layout ?</text:span></text:p>
      <text:p text:style-name="P205"><text:span text:style-name="T206">Это «безразмерные» колонки, они могут расти и урезаться по ширине</text:span></text:p>
      <text:p text:style-name="P207"/>
      <text:p text:style-name="P208">8.Как сделать центрирование содержимого по горизонтали? А по вертикали?<text:line-break/><text:line-break/><text:span text:style-name="T209">1)<text:s/></text:span><text:span text:style-name="T210">justify</text:span><text:span text:style-name="T211">-</text:span><text:span text:style-name="T212">content</text:span><text:span text:style-name="T213">-</text:span><text:span text:style-name="T214">center</text:span><text:span text:style-name="T215"><text:line-break/></text:span><text:span text:style-name="T216">2)<text:s/></text:span><text:span text:style-name="T217">align-items-center</text:span><text:line-break/></text:p>
      <text:p text:style-name="P218">9.Как задать адаптивность для колонки шириной в 50%, чтобы при ширине экрана меньше 768px она становилась шириной на весь экран?</text:p>
      <text:p text:style-name="P219"/>
      <text:p text:style-name="P220"><text:span text:style-name="T221">&lt;div class="container"&gt;</text:span></text:p>
      <text:p text:style-name="P222"><text:span text:style-name="T223"><text:s text:c="4"/>&lt;div class="row"&gt;</text:span></text:p>
      <text:p text:style-name="P224"><text:s text:c="4"/><text:s text:c="4"/>&lt;div class="col-md-6"&gt;Column&lt;/div&gt;</text:p>
      <text:p text:style-name="P225"><text:s text:c="4"/>&lt;/div&gt;</text:p>
      <text:p text:style-name="P226">&lt;/div&gt;</text:p>
      <text:p text:style-name="P227"/>
      <text:p text:style-name="P228">10.Что произойдет,<text:s/>если колонок станет больше 12?</text:p>
      <text:p text:style-name="P229"/>
      <text:p text:style-name="P230"><text:span text:style-name="T231">Произойдет<text:s/></text:span><text:a xlink:href="http://getbootstrap.com/docs/4.1/layout/grid/#column-wrapping" office:target-frame-name="_blank" xlink:show="new"><text:span text:style-name="T232">процесс<text:s/></text:span><text:span text:style-name="T233">который называется «</text:span><text:span text:style-name="T234">враппинг колонок</text:span><text:span text:style-name="T235">»</text:span></text:a><text:span text:style-name="T236">.<text:s/></text:span><text:span text:style-name="T237">Колонки в одной строке располагаются вдоль горизонтально</text:span><text:span text:style-name="T238"><text:s/>пока их не станет больше 12,</text:span><text:span text:style-name="T239">, а затем встают вертикально вниз.<text:s/></text:span></text:p>
      <text:p text:style-name="P240">11.Как задать иконку инстаграм через font aw<text:span text:style-name="T241">e</text:span>some?<text:line-break/><text:line-break/><text:span text:style-name="T242">&lt;</text:span><text:span text:style-name="T243">button</text:span><text:span text:style-name="T244">&gt;</text:span><text:span text:style-name="T245">&lt;i class="fab fa-instagram"&gt;&lt;/i&gt;</text:span><text:span text:style-name="T246">&lt;/button&gt;</text:span></text:p>
      <text:p text:style-name="P247"><text:span text:style-name="T248"><text:line-break/></text:span><text:span text:style-name="T249">12.</text:span>Чем<text:span text:style-name="T250"><text:s/></text:span>отличается<text:span text:style-name="T251"><text:s/>container<text:s/></text:span>от<text:span text:style-name="T252"><text:s/>container-fluid?</text:span><text:span text:style-name="T253"><text:line-break/></text:span><text:span text:style-name="T254"><text:line-break/></text:span><text:span text:style-name="T255">Container-fluid это контейнер на всю ширину экрана, а просто container имеет<text:s/></text:span><text:span text:style-name="T256">фи</text:span><text:span text:style-name="T257">к</text:span><text:span text:style-name="T258">сир</text:span><text:span text:style-name="T259">о</text:span><text:span text:style-name="T260">ванную ширину, чтобы его можно было центрировать <text:s/>по середине шаблон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umberingSymbols" style:display-name="Numbering Symbols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token" style:display-name="token" style:family="text" style:parent-style-name="Основнойшрифтабзаца"/>
    <style:style style:name="nt" style:display-name="nt" style:family="text" style:parent-style-name="Основнойшрифтабзаца"/>
    <style:style style:name="na" style:display-name="na" style:family="text" style:parent-style-name="Основнойшрифтабзаца"/>
    <style:style style:name="s" style:display-name="s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Olesya</meta:initial-creator>
    <dc:creator>Olesya</dc:creator>
    <meta:creation-date>2021-06-03T13:51:00Z</meta:creation-date>
    <dc:date>2021-07-17T18:20:00Z</dc:date>
    <meta:template xlink:href="Normal.dotm" xlink:type="simple"/>
    <meta:editing-cycles>10</meta:editing-cycles>
    <meta:editing-duration>PT225060S</meta:editing-duration>
    <meta:document-statistic meta:page-count="1" meta:paragraph-count="6" meta:word-count="460" meta:character-count="3077" meta:row-count="21" meta:non-whitespace-character-count="2623"/>
  </office:meta>
</office:document-meta>
</file>